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8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8" style:family="graphic" style:parent-style-name="objectwithoutfill">
      <style:graphic-properties svg:stroke-width="0.051cm" svg:stroke-color="#0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9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67cm" svg:height="2.667cm" svg:x="16.52cm" svg:y="9.51cm">
          <text:p text:style-name="P1">mission</text:p>
          <text:p text:style-name="P1">abo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67cm" svg:height="2.667cm" svg:x="20.203cm" svg:y="20.746cm">
          <text:p text:style-name="P1">ground</text:p>
          <text:p text:style-name="P1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67cm" svg:height="2.667cm" svg:x="9.04cm" svg:y="11.161cm">
          <text:p text:style-name="P1">au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667cm" svg:height="2.667cm" svg:x="6.862cm" svg:y="16.428cm">
          <text:p text:style-name="P1">arm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67cm" svg:height="2.667cm" svg:x="6.862cm" svg:y="20.746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667cm" svg:height="2.667cm" svg:x="6.862cm" svg:y="28.239cm">
          <text:p text:style-name="P1">prefl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67cm" svg:height="2.667cm" svg:x="20.457cm" svg:y="5.192cm">
          <text:p text:style-name="P1">EMCY</text:p>
          <text:p text:style-name="P1">la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67cm" svg:height="2.667cm" svg:x="23.251cm" svg:y="9.51cm">
          <text:p text:style-name="P1">EMCY</text:p>
          <text:p text:style-name="P1">cut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252cm" svg:y1="16.818cm" svg:x2="9.43cm" svg:y2="13.438cm" draw:start-shape="id1" draw:start-glue-point="5" draw:end-shape="id2" draw:end-glue-point="7" svg:d="m7252 16818c0-2535 2178-845 2178-3380">
          <text:p/>
        </draw:connector>
        <draw:connector draw:style-name="gr3" draw:text-style-name="P1" draw:layer="layout" draw:type="curve" svg:x1="9.139cm" svg:y1="18.705cm" svg:x2="9.139cm" svg:y2="21.136cm" draw:start-shape="id1" draw:start-glue-point="9" draw:end-shape="id3" draw:end-glue-point="11" svg:d="m9139 18705v2431">
          <text:p/>
        </draw:connector>
        <draw:connector draw:style-name="gr3" draw:text-style-name="P1" draw:layer="layout" draw:type="curve" svg:x1="7.252cm" svg:y1="21.136cm" svg:x2="7.252cm" svg:y2="18.705cm" draw:start-shape="id3" draw:start-glue-point="5" draw:end-shape="id1" draw:end-glue-point="7" svg:d="m7252 21136v-2431">
          <text:p/>
        </draw:connector>
        <draw:connector draw:style-name="gr3" draw:text-style-name="P1" draw:layer="layout" draw:type="curve" svg:x1="8.196cm" svg:y1="28.239cm" svg:x2="8.195cm" svg:y2="23.413cm" draw:start-shape="id4" draw:start-glue-point="4" draw:end-shape="id3" svg:d="m8196 28239c0-3619-1-1207-1-4826">
          <text:p/>
        </draw:connector>
        <draw:connector draw:style-name="gr3" draw:text-style-name="P1" draw:layer="layout" draw:type="curve" svg:x1="3.188cm" svg:y1="12.676cm" svg:x2="6.862cm" svg:y2="22.08cm" draw:start-shape="id5" draw:start-glue-point="7" draw:end-shape="id3" draw:end-glue-point="6" svg:d="m3188 12676c0 6270 1224 9404 3674 9404">
          <text:p/>
        </draw:connector>
        <draw:connector draw:style-name="gr3" draw:text-style-name="P1" draw:layer="layout" draw:type="curve" draw:line-skew="-2.393cm" svg:x1="11.317cm" svg:y1="13.438cm" svg:x2="8.986cm" svg:y2="16.792cm" draw:start-shape="id2" draw:start-glue-point="9" draw:end-shape="id6" draw:end-glue-point="3" svg:d="m11317 13438c0 2236-777 3354-2331 3354">
          <text:p/>
        </draw:connector>
        <draw:custom-shape draw:style-name="gr2" draw:text-style-name="P1" xml:id="id5" draw:id="id5" draw:layer="layout" svg:width="2.667cm" svg:height="2.667cm" svg:x="2.798cm" svg:y="10.399cm">
          <text:p text:style-name="P1">manual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529cm" svg:y1="22.08cm" svg:x2="20.203cm" svg:y2="22.08cm" draw:start-shape="id3" draw:start-glue-point="10" draw:end-shape="id7" draw:end-glue-point="6" svg:d="m9529 22080h10674">
          <text:p/>
        </draw:connector>
        <draw:connector draw:style-name="gr4" draw:text-style-name="P1" draw:layer="layout" draw:type="curve" svg:x1="19.187cm" svg:y1="10.844cm" svg:x2="23.251cm" svg:y2="10.844cm" draw:start-shape="id8" draw:start-glue-point="10" draw:end-shape="id9" draw:end-glue-point="6" svg:d="m19187 10844h4064">
          <text:p/>
        </draw:connector>
        <draw:connector draw:style-name="gr4" draw:text-style-name="P1" draw:layer="layout" draw:type="curve" svg:x1="23.124cm" svg:y1="6.526cm" svg:x2="24.584cm" svg:y2="9.51cm" draw:start-shape="id10" draw:start-glue-point="10" draw:end-shape="id9" svg:d="m23124 6526c974 0 1460 994 1460 2984">
          <text:p/>
        </draw:connector>
        <draw:connector draw:style-name="gr4" draw:text-style-name="P1" draw:layer="layout" draw:type="curve" svg:x1="18.797cm" svg:y1="9.9cm" svg:x2="20.457cm" svg:y2="6.526cm" draw:start-shape="id8" draw:start-glue-point="11" draw:end-shape="id10" draw:end-glue-point="6" svg:d="m18797 9900c1537 0 708-3374 1660-3374">
          <text:p/>
        </draw:connector>
        <draw:connector draw:style-name="gr4" draw:text-style-name="P1" draw:layer="layout" draw:type="curve" draw:line-skew="1.368cm" svg:x1="9.529cm" svg:y1="17.761cm" svg:x2="20.593cm" svg:y2="21.136cm" draw:start-shape="id1" draw:end-shape="id7" draw:end-glue-point="5" svg:d="m9529 17761c10057 0 4526 3375 11064 3375">
          <text:p/>
        </draw:connector>
        <draw:connector draw:style-name="gr5" draw:text-style-name="P1" draw:layer="layout" draw:type="curve" svg:x1="9.139cm" svg:y1="30.516cm" svg:x2="20.593cm" svg:y2="23.023cm" draw:start-shape="id4" draw:start-glue-point="9" draw:end-shape="id7" draw:end-glue-point="7" svg:d="m9139 30516c8590 0 2864-7493 11454-7493">
          <text:p text:style-name="P1"><text:s/></text:p>
        </draw:connector>
        <draw:connector draw:style-name="gr4" draw:text-style-name="P1" draw:layer="layout" draw:type="curve" svg:x1="24.585cm" svg:y1="12.177cm" svg:x2="21.537cm" svg:y2="20.746cm" draw:start-shape="id9" draw:start-glue-point="8" draw:end-shape="id7" draw:end-glue-point="4" svg:d="m24585 12177c0 6426-3048 2142-3048 8569">
          <text:p/>
        </draw:connector>
        <draw:custom-shape draw:style-name="gr2" draw:text-style-name="P1" xml:id="id11" draw:id="id11" draw:layer="layout" svg:width="2.667cm" svg:height="2.667cm" svg:x="15.879cm" svg:y="25.004cm">
          <text:p text:style-name="P1">ha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213cm" svg:y1="27.671cm" svg:x2="8.196cm" svg:y2="30.906cm" draw:start-shape="id11" draw:start-glue-point="8" draw:end-shape="id4" draw:end-glue-point="8" svg:d="m17213 27671c0 5641-9017 4024-9017 3235">
          <text:p/>
        </draw:connector>
        <draw:connector draw:style-name="gr4" draw:text-style-name="P1" draw:layer="layout" draw:type="curve" svg:x1="22.48cm" svg:y1="23.023cm" svg:x2="22.48cm" svg:y2="21.136cm" draw:start-shape="id7" draw:start-glue-point="9" draw:end-shape="id7" draw:end-glue-point="11" svg:d="m22480 23023c1374 0 1374-1887 0-1887">
          <text:p/>
        </draw:connector>
        <draw:frame draw:style-name="gr6" draw:text-style-name="P2" draw:layer="layout" svg:width="1.988cm" svg:height="0.806cm" draw:transform="rotate (1.5707963267949) translate (6.427cm 16.682cm)">
          <draw:text-box>
            <text:p><text:span text:style-name="T1">takeoff</text:span></text:p>
          </draw:text-box>
        </draw:frame>
        <draw:frame draw:style-name="gr6" draw:text-style-name="P2" draw:layer="layout" svg:width="1.438cm" svg:height="0.806cm" draw:transform="rotate (1.5707963267949) translate (9.148cm 16.615cm)">
          <draw:text-box>
            <text:p><text:span text:style-name="T1">land</text:span></text:p>
          </draw:text-box>
        </draw:frame>
        <draw:frame draw:style-name="gr6" draw:text-style-name="P2" draw:layer="layout" svg:width="1.353cm" svg:height="0.806cm" draw:transform="rotate (1.5707963267949) translate (6.437cm 20.873cm)">
          <draw:text-box>
            <text:p><text:span text:style-name="T1">arm</text:span></text:p>
          </draw:text-box>
        </draw:frame>
        <draw:frame draw:style-name="gr6" draw:text-style-name="P2" draw:layer="layout" svg:width="1.988cm" svg:height="0.806cm" draw:transform="rotate (1.5707963267949) translate (9.104cm 20.689cm)">
          <draw:text-box>
            <text:p><text:span text:style-name="T1">disarm</text:span></text:p>
          </draw:text-box>
        </draw:frame>
        <draw:frame draw:style-name="gr6" draw:text-style-name="P2" draw:layer="layout" svg:width="2.627cm" svg:height="0.806cm" svg:x="13.252cm" svg:y="22.591cm">
          <draw:text-box>
            <text:p><text:span text:style-name="T1">shutdown</text:span></text:p>
          </draw:text-box>
        </draw:frame>
        <draw:frame draw:style-name="gr6" draw:text-style-name="P2" draw:layer="layout" svg:width="1.878cm" svg:height="0.806cm" svg:x="20.107cm" svg:y="10.863cm">
          <draw:text-box>
            <text:p><text:span text:style-name="T1">indoor</text:span></text:p>
          </draw:text-box>
        </draw:frame>
        <draw:frame draw:style-name="gr7" draw:text-style-name="P2" draw:layer="layout" svg:width="2.183cm" svg:height="1.016cm" svg:x="19.93cm" svg:y="8.24cm">
          <draw:text-box>
            <text:p><text:span text:style-name="T1">outdoor</text:span></text:p>
          </draw:text-box>
        </draw:frame>
        <draw:frame draw:style-name="gr6" draw:text-style-name="P2" draw:layer="layout" svg:width="1.988cm" svg:height="0.806cm" svg:x="22.537cm" svg:y="17.13cm">
          <draw:text-box>
            <text:p><text:span text:style-name="T1">landed</text:span></text:p>
          </draw:text-box>
        </draw:frame>
        <draw:frame draw:style-name="gr6" draw:text-style-name="P2" draw:layer="layout" svg:width="1.738cm" svg:height="0.806cm" svg:x="23.759cm" svg:y="21.575cm">
          <draw:text-box>
            <text:p><text:span text:style-name="T1">alarm</text:span></text:p>
          </draw:text-box>
        </draw:frame>
        <draw:frame draw:style-name="gr6" draw:text-style-name="P2" draw:layer="layout" svg:width="3.237cm" svg:height="1.916cm" draw:transform="rotate (1.5707963267949) translate (7.232cm 27.807cm)">
          <draw:text-box>
            <text:p><text:span text:style-name="T1">position lock</text:span></text:p>
            <text:p><text:span text:style-name="T1"/></text:p>
            <text:p><text:span text:style-name="T1">sensor init</text:span></text:p>
          </draw:text-box>
        </draw:frame>
        <draw:connector draw:style-name="gr3" draw:text-style-name="P1" draw:layer="layout" draw:type="curve" svg:x1="7.252cm" svg:y1="18.705cm" svg:x2="4.132cm" svg:y2="13.066cm" draw:start-shape="id1" draw:start-glue-point="7" draw:end-shape="id5" draw:end-glue-point="8" svg:d="m7252 18705c-2080 0-3120-1879-3120-5639">
          <text:p/>
        </draw:connector>
        <draw:custom-shape draw:style-name="gr2" draw:text-style-name="P1" xml:id="id12" draw:id="id12" draw:layer="layout" svg:width="2.667cm" svg:height="2.667cm" svg:x="10.418cm" svg:y="23.032cm">
          <text:p text:style-name="P1">in-air</text:p>
          <text:p text:style-name="P1">re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9.529cm" svg:y1="29.573cm" svg:x2="11.752cm" svg:y2="25.699cm" draw:start-shape="id4" draw:start-glue-point="10" draw:end-shape="id12" draw:end-glue-point="8" svg:d="m9529 29573c1482 0 2223-1291 2223-3874">
          <text:p/>
        </draw:connector>
        <draw:connector draw:style-name="gr8" draw:text-style-name="P1" draw:layer="layout" draw:type="curve" svg:x1="11.752cm" svg:y1="23.032cm" svg:x2="11.707cm" svg:y2="12.495cm" draw:start-shape="id12" draw:start-glue-point="4" draw:end-shape="id2" draw:end-glue-point="10" svg:d="m11752 23032c0-6903 241-5752 427-6661s317-3876-472-3876">
          <text:p/>
        </draw:connector>
        <draw:line draw:style-name="gr9" draw:text-style-name="P1" draw:layer="layout" svg:x1="1.274cm" svg:y1="13.574cm" svg:x2="28.967cm" svg:y2="13.574cm">
          <text:p/>
        </draw:line>
        <draw:frame draw:style-name="gr6" draw:text-style-name="P3" draw:layer="layout" svg:width="1.907cm" svg:height="0.962cm" svg:x="25.977cm" svg:y="12.177cm">
          <draw:text-box>
            <text:p text:style-name="P3">in-air</text:p>
          </draw:text-box>
        </draw:frame>
        <draw:frame draw:style-name="gr6" draw:layer="layout" svg:width="3.173cm" svg:height="0.962cm" svg:x="25.85cm" svg:y="13.828cm">
          <draw:text-box>
            <text:p>grounded</text:p>
          </draw:text-box>
        </draw:frame>
        <draw:frame draw:style-name="gr10" draw:text-style-name="P2" draw:layer="layout" svg:width="3.618cm" svg:height="0.889cm" svg:x="3.433cm" svg:y="17.257cm">
          <draw:text-box>
            <text:p><text:span text:style-name="T1">auto if manual</text:span></text:p>
          </draw:text-box>
        </draw:frame>
        <draw:frame draw:style-name="gr11" draw:text-style-name="P2" draw:layer="layout" svg:width="2.043cm" svg:height="1.916cm" svg:x="7.17cm" svg:y="18.935cm">
          <draw:text-box>
            <text:p><text:span text:style-name="T1">stick</text:span></text:p>
            <text:p><text:span text:style-name="T1">on</text:span><text:span text:style-name="T1"><text:line-break/></text:span><text:span text:style-name="T1">remote</text:span></text:p>
          </draw:text-box>
        </draw:frame>
        <draw:frame draw:style-name="gr11" draw:text-style-name="P2" draw:layer="layout" svg:width="2.043cm" svg:height="1.916cm" svg:x="2.406cm" svg:y="18.4cm">
          <draw:text-box>
            <text:p><text:span text:style-name="T1">stick</text:span></text:p>
            <text:p><text:span text:style-name="T1">on</text:span><text:span text:style-name="T1"><text:line-break/></text:span><text:span text:style-name="T1">remote</text:span></text:p>
          </draw:text-box>
        </draw:frame>
        <draw:connector draw:style-name="gr4" draw:text-style-name="P1" draw:layer="layout" draw:type="curve" draw:line-skew="-2.925cm" svg:x1="4.132cm" svg:y1="10.399cm" svg:x2="17.854cm" svg:y2="9.51cm" draw:start-shape="id5" draw:start-glue-point="4" draw:end-shape="id8" draw:end-glue-point="4" svg:d="m4132 10399c0-6511 13722-6067 13722-889">
          <text:p/>
        </draw:connector>
        <draw:custom-shape draw:style-name="gr2" draw:text-style-name="P1" xml:id="id13" draw:id="id13" draw:layer="layout" svg:width="2.667cm" svg:height="2.667cm" svg:x="6.962cm" svg:y="7.205cm">
          <text:p text:style-name="P1">stabiliz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239cm" svg:y1="7.595cm" svg:x2="16.91cm" svg:y2="9.9cm" draw:start-shape="id13" draw:start-glue-point="11" draw:end-shape="id8" draw:end-glue-point="5" svg:d="m9239 7595c5752 0 1917 2305 7671 2305">
          <text:p/>
        </draw:connector>
        <draw:connector draw:style-name="gr3" draw:text-style-name="P1" draw:layer="layout" draw:type="curve" svg:x1="7.226cm" svg:y1="16.818cm" svg:x2="7.352cm" svg:y2="9.482cm" draw:end-shape="id13" draw:end-glue-point="7" svg:d="m7226 16818c0-4815 126-1147 126-7336">
          <text:p/>
        </draw:connector>
        <draw:connector draw:style-name="gr3" draw:text-style-name="P1" xml:id="id6" draw:id="id6" draw:layer="layout" draw:type="curve" svg:x1="8.295cm" svg:y1="9.872cm" svg:x2="8.986cm" svg:y2="16.792cm" draw:start-shape="id13" svg:d="m8295 9872c0 5584 691 2125 691 6920">
          <text:p/>
        </draw:connector>
        <draw:connector draw:style-name="gr4" draw:text-style-name="P1" draw:layer="layout" draw:type="curve" svg:x1="11.317cm" svg:y1="11.551cm" svg:x2="16.52cm" svg:y2="10.844cm" draw:start-shape="id2" draw:start-glue-point="11" draw:end-shape="id8" draw:end-glue-point="6" svg:d="m11317 11551c4194 0 1593-707 5203-707">
          <text:p/>
        </draw:connector>
        <draw:connector draw:style-name="gr3" draw:text-style-name="P1" draw:layer="layout" draw:type="curve" svg:x1="5.465cm" svg:y1="11.733cm" svg:x2="7.352cm" svg:y2="7.595cm" draw:start-shape="id5" draw:start-glue-point="10" draw:end-shape="id13" draw:end-glue-point="5" svg:d="m5465 11733c1122 0 179-4138 1887-4138">
          <text:p/>
        </draw:connector>
        <draw:connector draw:style-name="gr3" draw:text-style-name="P1" draw:layer="layout" draw:type="curve" svg:x1="6.962cm" svg:y1="8.539cm" svg:x2="5.075cm" svg:y2="12.676cm" draw:start-shape="id13" draw:start-glue-point="6" draw:end-shape="id5" draw:end-glue-point="9" svg:d="m6962 8539c-1123 0-180 4137-1887 4137">
          <text:p/>
        </draw:connector>
        <draw:connector draw:style-name="gr3" draw:text-style-name="P1" draw:layer="layout" draw:type="curve" svg:x1="9.04cm" svg:y1="12.495cm" svg:x2="5.075cm" svg:y2="12.676cm" draw:start-shape="id2" draw:start-glue-point="6" draw:end-shape="id5" draw:end-glue-point="9" svg:d="m9040 12495c-2682 0-700 181-3965 181">
          <text:p/>
        </draw:connector>
        <draw:connector draw:style-name="gr3" draw:text-style-name="P1" draw:layer="layout" draw:type="curve" svg:x1="5.465cm" svg:y1="11.733cm" svg:x2="9.43cm" svg:y2="11.551cm" draw:start-shape="id5" draw:start-glue-point="10" draw:end-shape="id2" draw:end-glue-point="5" svg:d="m5465 11733c2680 0 698-182 3965-182">
          <text:p/>
        </draw:connector>
        <draw:connector draw:style-name="gr3" draw:text-style-name="P1" draw:layer="layout" draw:type="curve" draw:line-skew="-0.374cm" svg:x1="9.239cm" svg:y1="9.482cm" svg:x2="9.43cm" svg:y2="11.551cm" draw:start-shape="id13" draw:start-glue-point="9" draw:end-shape="id2" draw:end-glue-point="5" svg:d="m9239 9482c0 990 191-44 191 2069">
          <text:p/>
        </draw:connector>
        <draw:connector draw:style-name="gr3" draw:text-style-name="P1" draw:layer="layout" draw:type="curve" svg:x1="10.374cm" svg:y1="11.161cm" svg:x2="9.629cm" svg:y2="8.539cm" draw:start-shape="id2" draw:start-glue-point="4" draw:end-shape="id13" draw:end-glue-point="10" svg:d="m10374 11161c0-1748-248-2622-745-2622">
          <text:p/>
        </draw:connector>
        <draw:connector draw:style-name="gr8" draw:text-style-name="P1" draw:layer="layout" draw:type="curve" svg:x1="10.418cm" svg:y1="24.366cm" svg:x2="2.798cm" svg:y2="11.733cm" draw:start-shape="id12" draw:start-glue-point="6" draw:end-shape="id5" draw:end-glue-point="6" svg:d="m10418 24366c-12220 0-8410-12633-7620-12633">
          <text:p/>
        </draw:connector>
        <draw:connector draw:style-name="gr8" draw:text-style-name="P1" draw:layer="layout" draw:type="curve" draw:line-skew="-4.718cm" svg:x1="10.808cm" svg:y1="25.309cm" svg:x2="6.962cm" svg:y2="8.539cm" draw:start-shape="id12" draw:start-glue-point="7" draw:end-shape="id13" draw:end-glue-point="6" svg:d="m10808 25309c-13636 0-11713-16770-3846-16770">
          <text:p/>
        </draw:connector>
        <draw:connector draw:style-name="gr3" draw:text-style-name="P1" draw:layer="layout" draw:type="curve" svg:x1="9.529cm" svg:y1="22.08cm" svg:x2="17.213cm" svg:y2="25.004cm" draw:start-shape="id3" draw:start-glue-point="10" draw:end-shape="id11" draw:end-glue-point="4" svg:d="m9529 22080c5123 0 7684 974 7684 2924">
          <text:p/>
        </draw:connector>
        <draw:frame draw:style-name="gr6" draw:text-style-name="P2" draw:layer="layout" svg:width="2.627cm" svg:height="0.806cm" draw:transform="rotate (1.5707963267949) translate (17.133cm 14.931cm)">
          <draw:text-box>
            <text:p><text:span text:style-name="T1">shutdown</text:span></text:p>
          </draw:text-box>
        </draw:frame>
        <draw:connector draw:style-name="gr3" draw:text-style-name="P1" draw:layer="layout" draw:type="curve" svg:x1="17.853cm" svg:y1="12.177cm" svg:x2="17.213cm" svg:y2="25.004cm" draw:start-shape="id8" draw:end-shape="id11" draw:end-glue-point="4" svg:d="m17853 12177c0 9619-640 3206-640 12827">
          <text:p/>
        </draw:connector>
        <draw:frame draw:style-name="gr10" draw:text-style-name="P2" draw:layer="layout" svg:width="4.477cm" svg:height="0.889cm" svg:x="9.213cm" svg:y="4.557cm">
          <draw:text-box>
            <text:p><text:span text:style-name="T1">only severe erro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ubler</meta:initial-creator>
    <meta:creation-date>2012-08-20T13:12:39</meta:creation-date>
    <dc:date>2012-08-20T13:15:58</dc:date>
    <dc:creator>Thomas Gubler</dc:creator>
    <meta:editing-duration>PT1M15S</meta:editing-duration>
    <meta:editing-cycles>2</meta:editing-cycles>
    <meta:generator>LibreOffice/3.5$Linux_X86_64 LibreOffice_project/350m1$Build-2</meta:generator>
    <meta:document-statistic meta:object-count="63"/>
  </office:meta>
</office:document-meta>
</file>